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F000000508A7789D7E66DABA3.png" manifest:media-type="image/png"/>
  <manifest:file-entry manifest:full-path="Pictures/100000010000037F0000005065743AB7439646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4f5b6" officeooo:paragraph-rsid="0004f5b6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8pt" fo:font-weight="bold" officeooo:rsid="0004f5b6" officeooo:paragraph-rsid="0004f5b6" style:font-size-asian="18pt" style:font-weight-asian="bold" style:font-size-complex="18pt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normal" style:font-weight-asian="normal" style:font-weight-complex="normal"/>
    </style:style>
    <style:style style:name="T3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Liberation Sans" style:text-underline-style="solid" style:text-underline-width="auto" style:text-underline-color="font-color"/>
    </style:style>
    <style:style style:name="T6" style:family="tex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font-name="Liberation Sans" fo:font-size="16pt" style:font-size-asian="16pt" style:font-size-complex="16pt"/>
    </style:style>
    <style:style style:name="T8" style:family="text"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T9" style:family="text">
      <style:text-properties style:font-name="Liberation Sans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0" style:family="text">
      <style:text-properties style:font-name="Liberation Sans" fo:font-size="16pt" style:text-underline-style="solid" style:text-underline-width="auto" style:text-underline-color="font-color" style:font-size-asian="16pt" style:font-size-complex="16pt"/>
    </style:style>
    <style:style style:name="T11" style:family="text">
      <style:text-properties style:font-name="Liberation Sans" fo:font-size="18pt" style:font-size-asian="18pt" style:font-size-complex="18pt"/>
    </style:style>
    <style:style style:name="T12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Liberation Sans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4" style:family="text">
      <style:text-properties style:font-name="Liberation Sans" fo:font-size="18pt" style:text-underline-style="solid" style:text-underline-width="auto" style:text-underline-color="font-color" fo:font-weight="normal" officeooo:rsid="00063000" style:font-size-asian="18pt" style:font-weight-asian="normal" style:font-size-complex="18pt" style:font-weight-complex="normal"/>
    </style:style>
    <style:style style:name="T15" style:family="text"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T16" style:family="text">
      <style:text-properties style:font-name="Liberation Sans" fo:font-size="18pt" style:text-underline-style="solid" style:text-underline-width="auto" style:text-underline-color="font-color" officeooo:rsid="00063000"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1">JANUS HIGH-FREQUENCY SAMPLING PATCHING GUIDE<text:line-break/></text:span><text:span text:style-name="T12">2025-07-08 - </text:span><text:a xlink:type="simple" xlink:href="mailto:diego.spinosa@phd.unipd.it" text:style-name="Internet_20_link" text:visited-style-name="Visited_20_Internet_20_Link"><text:span text:style-name="T12">diego.spinosa@phd.unipd.it</text:span></text:a><text:span text:style-name="T12"><text:line-break/><text:line-break/></text:span><text:span text:style-name="T13">This is needed </text:span><text:span text:style-name="T15">only </text:span><text:span text:style-name="T13">by users planning to use sampling frequencies higher than 96 kHz. </text:span><text:span text:style-name="T15">The patch </text:span><text:span text:style-name="T16">was specifically </text:span><text:span text:style-name="T15">intended </text:span><text:span text:style-name="T16">to allow</text:span><text:span text:style-name="T15"> use </text:span><text:span text:style-name="T16">up to</text:span><text:span text:style-name="T15"> 192 kHz</text:span><text:span text:style-name="T13">.</text:span><text:span text:style-name="T12"><text:line-break/>Original code was tested and working ok </text:span><text:span text:style-name="T11">without patch</text:span><text:span text:style-name="T12"> using sampling frequencies up to and including 96 kHz.</text:span></text:p>
      <text:p text:style-name="P2"><text:span text:style-name="T2"/></text:p>
      <text:p text:style-name="P2"><text:span text:style-name="T2">Start by opening the </text:span><text:span text:style-name="T3">go_cfar.c </text:span><text:span text:style-name="T4">source file located in<text:line-break/><text:tab/></text:span><text:span text:style-name="T3">[janus]/src/c/janus/utils/go_cfar.c<text:line-break/><text:line-break/></text:span><text:span text:style-name="T4">Locate line 111, as in the image below:</text:span></text:p>
      <text:p text:style-name="P2"><text:span text:style-name="T4"/></text:p>
      <text:p text:style-name="P2"><draw:frame draw:style-name="fr2" draw:name="Immagine1" text:anchor-type="char" svg:x="-0.93cm" svg:y="0.376cm" svg:width="18.978cm" svg:height="1.695cm" draw:z-index="0"><draw:image xlink:href="Pictures/100000010000037F0000005065743AB743964607.png" xlink:type="simple" xlink:show="embed" xlink:actuate="onLoad" draw:mime-type="image/png"/></draw:frame><text:span text:style-name="T4"/></text:p>
      <text:p text:style-name="P2"><text:span text:style-name="T4"/></text:p>
      <text:p text:style-name="P2"><text:span text:style-name="T4">Change the number ‘1’ to ‘5’. The resulting line should then be:</text:span></text:p>
      <text:p text:style-name="P2"><text:span text:style-name="T4"/></text:p>
      <text:p text:style-name="P2"><text:span text:style-name="T4"/></text:p>
      <text:p text:style-name="P2"><draw:frame draw:style-name="fr1" draw:name="Immagine2" text:anchor-type="char" svg:width="18.699cm" svg:height="1.67cm" draw:z-index="1"><draw:image xlink:href="Pictures/100000010000037F000000508A7789D7E66DABA3.png" xlink:type="simple" xlink:show="embed" xlink:actuate="onLoad" draw:mime-type="image/png"/></draw:frame><text:span text:style-name="T4"/></text:p>
      <text:p text:style-name="P2"><text:span text:style-name="T4"/></text:p>
      <text:p text:style-name="P2"><text:span text:style-name="T4">Save the file and build/install JANUS as usual.</text:span></text:p>
      <text:p text:style-name="P2"><text:span text:style-name="T4"/></text:p>
      <text:p text:style-name="P2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8T12:59:37.812593332</meta:creation-date>
    <dc:date>2025-07-08T13:15:42.625799260</dc:date>
    <meta:editing-duration>PT3M24S</meta:editing-duration>
    <meta:editing-cycles>1</meta:editing-cycles>
    <meta:document-statistic meta:table-count="0" meta:image-count="2" meta:object-count="0" meta:page-count="1" meta:paragraph-count="4" meta:word-count="91" meta:character-count="586" meta:non-whitespace-character-count="496"/>
    <meta:generator>LibreOffice/7.3.7.2$Linux_X86_64 LibreOffice_project/30$Build-2</meta:generator>
  </office:meta>
</office:document-meta>
</file>